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20"/>
        <table:table-column table:style-name="co12" table:default-cell-style-name="ce1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8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/>
          <table:table-cell table:style-name="ce20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 table:number-columns-repeated="4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/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/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/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office:value-type="string" calcext:value-type="string">
            <text:p>TODO redo old shape, add window vari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office:value-type="string" calcext:value-type="string">
            <text:p>use EF63 re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TODO redraw and ada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office:value-type="string" calcext:value-type="string">
            <text:p>TODO blue w str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office:value-type="string" calcext:value-type="string">
            <text:p>TODO pa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 pantos and fake liverie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ED53/ED19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/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75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/>
          <table:table-cell office:value-type="string" calcext:value-type="string">
            <text:p>many!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/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office:value-type="float" office:value="1085" calcext:value-type="float">
            <text:p>1085</text:p>
          </table:table-cell>
          <table:table-cell table:style-name="ce53"/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ED500-90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/>
          <table:table-cell table:style-name="ce20"/>
          <table:table-cell table:number-columns-repeated="1021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office:value-type="float" office:value="1005" calcext:value-type="float">
            <text:p>1005</text:p>
          </table:table-cell>
          <table:table-cell table:style-name="ce52"/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office:value-type="float" office:value="1100" calcext:value-type="float">
            <text:p>1100</text:p>
          </table:table-cell>
          <table:table-cell table:style-name="ce52"/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float" office:value="1281" calcext:value-type="float">
            <text:p>128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20"/>
          <table:table-cell/>
          <table:table-cell office:value-type="string" calcext:value-type="string">
            <text:p>the black roof one</text:p>
          </table:table-cell>
          <table:table-cell table:number-columns-repeated="2"/>
          <table:table-cell office:value-type="string" calcext:value-type="string">
            <text:p>1930s?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table:number-columns-repeated="5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100 dry tan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number-columns-repeated="2"/>
          <table:table-cell table:style-name="ce55" office:value-type="float" office:value="1880" calcext:value-type="float">
            <text:p>188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29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8:11:58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9-27T02:03:57.737000000</dc:date>
    <meta:editing-duration>P28DT21H59M23S</meta:editing-duration>
    <meta:editing-cycles>48</meta:editing-cycles>
    <meta:generator>LibreOffice/7.0.3.1$Windows_X86_64 LibreOffice_project/d7547858d014d4cf69878db179d326fc3483e082</meta:generator>
    <meta:document-statistic meta:table-count="3" meta:cell-count="833" meta:object-count="0"/>
  </office:meta>
</office:document-meta>
</file>